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6" style:family="graphic" style:parent-style-name="objectwithoutfill">
      <style:graphic-properties draw:stroke="solid" draw:fill="none" draw:textarea-vertical-align="middle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22.5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6.1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22.4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2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22.5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10.3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4cm" fo:min-width="11.2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0.9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holiday available date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33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95cm" svg:y1="17.1cm" svg:x2="27.75cm" svg:y2="17.1cm">
            <text:p/>
          </draw:line>
          <draw:custom-shape draw:style-name="gr32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33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85cm" svg:y1="29.1cm" svg:x2="27.65cm" svg:y2="29.1cm">
            <text:p/>
          </draw:line>
          <draw:custom-shape draw:style-name="gr32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/><text:s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7" draw:layer="layout" svg:width="23cm" svg:height="8.784cm" svg:x="3.2cm" svg:y="11.016cm">
            <text:p text:style-name="P6">Description</text:p>
            <text:p text:style-name="P6">-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--</text:p>
            <text:p text:style-name="P6">----------------------------------------------------------------------------------------------------------</text:p>
            <text:p text:style-name="P6">--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9" draw:text-style-name="P4" draw:layer="layout" svg:width="6.6cm" svg:height="6.38cm" svg:x="19.6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2cm" svg:y1="17.39cm" svg:x2="19.6cm" svg:y2="11.009cm">
              <text:p/>
            </draw:line>
            <draw:line draw:style-name="gr4" draw:text-style-name="P5" draw:layer="layout" svg:x1="19.604cm" svg:y1="17.4cm" svg:x2="26.197cm" svg:y2="11cm">
              <text:p/>
            </draw:line>
          </draw:g>
          <draw:line draw:style-name="gr36" draw:text-style-name="P5" draw:layer="layout" svg:x1="1.95cm" svg:y1="23.9cm" svg:x2="27.75cm" svg:y2="23.9cm">
            <text:p/>
          </draw:line>
          <draw:custom-shape draw:style-name="gr40" draw:text-style-name="P4" draw:layer="layout" svg:width="22.9cm" svg:height="1.9cm" svg:x="3.3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9.5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15.1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7" draw:layer="layout" svg:width="23cm" svg:height="2.084cm" svg:x="3.2cm" svg:y="20.616cm">
            <text:p text:style-name="P6">Services 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0.6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3" draw:text-style-name="P4" draw:layer="layout" svg:width="10.8cm" svg:height="9.77cm" svg:x="15.5cm" svg:y="6.4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6.3cm" svg:y1="16.186cm" svg:x2="15.5cm" svg:y2="6.415cm">
              <text:p/>
            </draw:line>
            <draw:line draw:style-name="gr4" draw:text-style-name="P5" draw:layer="layout" svg:x1="15.507cm" svg:y1="16.2cm" svg:x2="26.295cm" svg:y2="6.4cm">
              <text:p/>
            </draw:line>
          </draw:g>
          <draw:custom-shape draw:style-name="gr44" draw:text-style-name="P7" draw:layer="layout" svg:width="11.7cm" svg:height="6.384cm" svg:x="3.2cm" svg:y="9.816cm">
            <text:p text:style-name="P6">Description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draw:enhanced-geometry svg:viewBox="0 0 21600 21600" draw:type="rectangle" draw:enhanced-path="M 0 0 L 21600 0 21600 21600 0 21600 0 0 Z N"/>
          </draw:custom-shape>
          <draw:line draw:style-name="gr36" draw:text-style-name="P5" draw:layer="layout" svg:x1="1.95cm" svg:y1="17.1cm" svg:x2="27.75cm" svg:y2="17.1cm">
            <text:p/>
          </draw:line>
          <draw:custom-shape draw:style-name="gr45" draw:text-style-name="P4" draw:layer="layout" svg:width="11.4cm" svg:height="1.092cm" svg:x="3.3cm" svg:y="6.5cm">
            <text:p text:style-name="P1">Hotel Name: (star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3.8cm" svg:y="8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9.4cm" svg:y="8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3" draw:text-style-name="P4" draw:layer="layout" svg:width="10.8cm" svg:height="9.77cm" svg:x="15.5cm" svg:y="18.3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6.3cm" svg:y1="28.086cm" svg:x2="15.5cm" svg:y2="18.315cm">
              <text:p/>
            </draw:line>
            <draw:line draw:style-name="gr4" draw:text-style-name="P5" draw:layer="layout" svg:x1="15.507cm" svg:y1="28.1cm" svg:x2="26.295cm" svg:y2="18.3cm">
              <text:p/>
            </draw:line>
          </draw:g>
          <draw:custom-shape draw:style-name="gr44" draw:text-style-name="P7" draw:layer="layout" svg:width="11.7cm" svg:height="6.384cm" svg:x="3.2cm" svg:y="21.716cm">
            <text:p text:style-name="P6">Description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draw:enhanced-geometry svg:viewBox="0 0 21600 21600" draw:type="rectangle" draw:enhanced-path="M 0 0 L 21600 0 21600 21600 0 21600 0 0 Z N"/>
          </draw:custom-shape>
          <draw:line draw:style-name="gr36" draw:text-style-name="P5" draw:layer="layout" svg:x1="1.95cm" svg:y1="29cm" svg:x2="27.75cm" svg:y2="29cm">
            <text:p/>
          </draw:line>
          <draw:custom-shape draw:style-name="gr45" draw:text-style-name="P4" draw:layer="layout" svg:width="11.4cm" svg:height="1.092cm" svg:x="3.3cm" svg:y="18.4cm">
            <text:p text:style-name="P1">Hotel Name: (star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3.8cm" svg:y="20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9.4cm" svg:y="20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09:01:22.088241000</dc:date>
    <meta:editing-duration>PT14H27M31S</meta:editing-duration>
    <meta:editing-cycles>49</meta:editing-cycles>
    <meta:generator>LibreOffice/5.2.6.2$MacOSX_X86_64 LibreOffice_project/a3100ed2409ebf1c212f5048fbe377c281438fdc</meta:generator>
    <meta:print-date>2017-06-15T20:49:22.054798000</meta:print-date>
    <meta:document-statistic meta:object-count="205"/>
  </office:meta>
</office:document-meta>
</file>